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2a22" officeooo:paragraph-rsid="00142a22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6.35cm" fo:min-width="8.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1.91cm" fo:min-width="5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draw:text-style-name="P2" svg:width="8.621cm" svg:height="6.351cm" svg:x="-0.33cm" svg:y="1.071cm"><text:p/><draw:enhanced-geometry svg:viewBox="0 0 21600 21600" draw:mirror-vertical="true" draw:glue-points="?f6 10800 10800 21600 ?f5 10800 10800 0" draw:text-areas="?f3 ?f3 ?f4 ?f4" draw:type="trapezoid" draw:modifiers="4582.48772504092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1" draw:name="Shape2" draw:style-name="gr2" draw:text-style-name="P2" svg:width="5.001cm" svg:height="1.911cm" svg:x="1.471cm" svg:y="-0.84cm"><text:p/><draw:enhanced-geometry svg:viewBox="0 0 21600 21600" draw:type="rectangle" draw:enhanced-path="M 0 0 L 21600 0 21600 21600 0 21600 0 0 Z N"/></draw:custom-shape><draw:line text:anchor-type="paragraph" draw:z-index="2" draw:name="Shape5" draw:style-name="gr3" draw:text-style-name="P3" svg:x1="7.719cm" svg:y1="3.944cm" svg:x2="0.277cm" svg:y2="3.935cm"><text:p/></draw:line><draw:line text:anchor-type="paragraph" draw:z-index="3" draw:name="Shape5" draw:style-name="gr3" draw:text-style-name="P4" svg:x1="7.269cm" svg:y1="2.365cm" svg:x2="0.597cm" svg:y2="2.365cm"><text:p/></draw:line><draw:ellipse text:anchor-type="paragraph" draw:z-index="4" draw:name="Shape3" draw:style-name="gr3" draw:text-style-name="P3" svg:width="1.287cm" svg:height="1.571cm" draw:transform="skewX (-0.2769837522915) rotate (-3.14159265358979) translate (7.91633333333333cm 3.94405555555556cm)" draw:kind="arc" draw:start-angle="268.74" draw:end-angle="89.65"><text:p/></draw:ellipse><draw:ellipse text:anchor-type="paragraph" draw:z-index="5" draw:name="Shape3" draw:style-name="gr3" draw:text-style-name="P3" svg:width="1.274cm" svg:height="1.571cm" draw:transform="skewX (0.282219740047483) rotate (-3.14159265358979) translate (1.317625cm 3.94052777777778cm)" draw:kind="arc" draw:start-angle="90.34" draw:end-angle="271.25"><text:p/></draw:ellips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8:56:00.629843771</meta:creation-date>
    <dc:date>2018-07-06T11:06:25.751082824</dc:date>
    <meta:editing-duration>PT13M41S</meta:editing-duration>
    <meta:editing-cycles>3</meta:editing-cycles>
    <meta:generator>LibreOffice/5.2.7.2$Linux_x86 LibreOffice_project/2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